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text-properties officeooo:rsid="000ff2a0" officeooo:paragraph-rsid="000ff2a0"/>
    </style:style>
    <style:style style:name="P2" style:family="paragraph" style:parent-style-name="Standard">
      <style:text-properties officeooo:rsid="000ff2a0" officeooo:paragraph-rsid="000ff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I for Pinata</text:p>
      <text:p text:style-name="P2"/>
      <text:p text:style-name="P2">eyJhbGciOiJIUzI1NiIsInR5cCI6IkpXVCJ9.eyJ1c2VySW5mb3JtYXRpb24iOnsiaWQiOiI2NWYxZjY1OS0yODcyLTQ5MTEtYTc0ZC0yMjkyOWMxYzdhM2YiLCJlbWFpbCI6ImI0MDM3NDI5QG15LnNodS5hYy51ayIsImVtYWlsX3ZlcmlmaWVkIjp0cnVlLCJwaW5fcG9saWN5Ijp7InJlZ2lvbnMiOlt7ImlkIjoiRlJBMSIsImRlc2lyZWRSZXBsaWNhdGlvbkNvdW50IjoxfSx7ImlkIjoiTllDMSIsImRlc2lyZWRSZXBsaWNhdGlvbkNvdW50IjoxfV0sInZlcnNpb24iOjF9LCJtZmFfZW5hYmxlZCI6ZmFsc2UsInN0YXR1cyI6IkFDVElWRSJ9LCJhdXRoZW50aWNhdGlvblR5cGUiOiJzY29wZWRLZXkiLCJzY29wZWRLZXlLZXkiOiIyNGQwMGQyNGI4MzNjOTQ3NzI0NSIsInNjb3BlZEtleVNlY3JldCI6IjhlYTc2NDdmZjcxMjM1YWJmOWQ2NTEzMWIzZGZjYTI3NDQ1OTE0YjVmYTJjMjFkYTIxMTQyMWU5MTE3NmVlNmEiLCJpYXQiOjE3MjExNzYyMjB9.kBsAqvoP_E3ybqmjeqziDMVoAVE9DbES1dLVU7uWtg4</text:p>
      <text:p text:style-name="P2"/>
      <text:h text:style-name="P1" text:outline-level="6">Keep it secret, keep it safe!</text:h>
      <text:p text:style-name="Text_20_body">Store the API key in a safe place. It will only be displayed once.</text:p>
      <text:p text:style-name="P2"/>
      <text:p text:style-name="P2"/>
      <text:p text:style-name="P2">…………………………………………………………………………..</text:p>
      <text:p text:style-name="P2">Test your API Key by pasting this into your terminal</text:p>
      <text:p text:style-name="P2"/>
      <text:p text:style-name="P2">curl --request GET <text:tab/>--url https://api.pinata.cloud/data/testAuthentication <text:tab/>--header 'accept: application/json' <text:tab/>--header 'authorization: Bearer eyJhbGciOiJIUzI1NiIsInR5cCI6IkpXVCJ9.eyJ1c2VySW5mb3JtYXRpb24iOnsiaWQiOiI2NWYxZjY1OS0yODcyLTQ5MTEtYTc0ZC0yMjkyOWMxYzdhM2YiLCJlbWFpbCI6ImI0MDM3NDI5QG15LnNodS5hYy51ayIsImVtYWlsX3ZlcmlmaWVkIjp0cnVlLCJwaW5fcG9saWN5Ijp7InJlZ2lvbnMiOlt7ImlkIjoiRlJBMSIsImRlc2lyZWRSZXBsaWNhdGlvbkNvdW50IjoxfSx7ImlkIjoiTllDMSIsImRlc2lyZWRSZXBsaWNhdGlvbkNvdW50IjoxfV0sInZlcnNpb24iOjF9LCJtZmFfZW5hYmxlZCI6ZmFsc2UsInN0YXR1cyI6IkFDVElWRSJ9LCJhdXRoZW50aWNhdGlvblR5cGUiOiJzY29wZWRLZXkiLCJzY29wZWRLZXlLZXkiOiIyNGQwMGQyNGI4MzNjOTQ3NzI0NSIsInNjb3BlZEtleVNlY3JldCI6IjhlYTc2NDdmZjcxMjM1YWJmOWQ2NTEzMWIzZGZjYTI3NDQ1OTE0YjVmYTJjMjFkYTIxMTQyMWU5MTE3NmVlNmEiLCJpYXQiOjE3MjExNzYyMjB9.kBsAqvoP_E3ybqmjeqziDMVoAVE9DbES1dLVU7uWtg4'</text:p>
      <text:p text:style-name="P2"/>
      <text:p text:style-name="P2">…………………………………………………………………………………</text:p>
      <text:p text:style-name="P2"/>
      <text:p text:style-name="P2">If successful you can upload a file with these instructions</text:p>
      <text:p text:style-name="P2"/>
      <text:p text:style-name="P2">const axios = require('axios')</text:p>
      <text:p text:style-name="P2">const FormData = require('form-data')</text:p>
      <text:p text:style-name="P2">const fs = require('fs')</text:p>
      <text:p text:style-name="P2">const JWT = eyJhbGciOiJIUzI1NiIsInR5cCI6IkpXVCJ9.eyJ1c2VySW5mb3JtYXRpb24iOnsiaWQiOiI2NWYxZjY1OS0yODcyLTQ5MTEtYTc0ZC0yMjkyOWMxYzdhM2YiLCJlbWFpbCI6ImI0MDM3NDI5QG15LnNodS5hYy51ayIsImVtYWlsX3ZlcmlmaWVkIjp0cnVlLCJwaW5fcG9saWN5Ijp7InJlZ2lvbnMiOlt7ImlkIjoiRlJBMSIsImRlc2lyZWRSZXBsaWNhdGlvbkNvdW50IjoxfSx7ImlkIjoiTllDMSIsImRlc2lyZWRSZXBsaWNhdGlvbkNvdW50IjoxfV0sInZlcnNpb24iOjF9LCJtZmFfZW5hYmxlZCI6ZmFsc2UsInN0YXR1cyI6IkFDVElWRSJ9LCJhdXRoZW50aWNhdGlvblR5cGUiOiJzY29wZWRLZXkiLCJzY29wZWRLZXlLZXkiOiIyNGQwMGQyNGI4MzNjOTQ3NzI0NSIsInNjb3BlZEtleVNlY3JldCI6IjhlYTc2NDdmZjcxMjM1YWJmOWQ2NTEzMWIzZGZjYTI3NDQ1OTE0YjVmYTJjMjFkYTIxMTQyMWU5MTE3NmVlNmEiLCJpYXQiOjE3MjExNzYyMjB9.kBsAqvoP_E3ybqmjeqziDMVoAVE9DbES1dLVU7uWtg4</text:p>
      <text:p text:style-name="P2"/>
      <text:p text:style-name="P2"><text:soft-page-break/>const pinFileToIPFS = async () =&gt; {</text:p>
      <text:p text:style-name="P2"><text:s text:c="4"/>const formData = new FormData();</text:p>
      <text:p text:style-name="P2"><text:s text:c="4"/>const src = "path/to/file.png";</text:p>
      <text:p text:style-name="P2"/>
      <text:p text:style-name="P2"><text:s text:c="4"/>const file = fs.createReadStream(src)</text:p>
      <text:p text:style-name="P2"><text:s text:c="4"/>formData.append('file', file)</text:p>
      <text:p text:style-name="P2"/>
      <text:p text:style-name="P2"><text:s text:c="4"/>const pinataMetadata = JSON.stringify({</text:p>
      <text:p text:style-name="P2"><text:s text:c="6"/>name: 'File name',</text:p>
      <text:p text:style-name="P2"><text:s text:c="4"/>});</text:p>
      <text:p text:style-name="P2"><text:s text:c="4"/>formData.append('pinataMetadata', pinataMetadata);</text:p>
      <text:p text:style-name="P2"/>
      <text:p text:style-name="P2"><text:s text:c="4"/>const pinataOptions = JSON.stringify({</text:p>
      <text:p text:style-name="P2"><text:s text:c="6"/>cidVersion: 0,</text:p>
      <text:p text:style-name="P2"><text:s text:c="4"/>})</text:p>
      <text:p text:style-name="P2"><text:s text:c="4"/>formData.append('pinataOptions', pinataOptions);</text:p>
      <text:p text:style-name="P2"/>
      <text:p text:style-name="P2"><text:s text:c="4"/>try{</text:p>
      <text:p text:style-name="P2"><text:s text:c="6"/>const res = await axios.post("https://api.pinata.cloud/pinning/pinFileToIPFS", formData, {</text:p>
      <text:p text:style-name="P2"><text:s text:c="8"/>maxBodyLength: "Infinity",</text:p>
      <text:p text:style-name="P2"><text:s text:c="8"/>headers: {</text:p>
      <text:p text:style-name="P2"><text:s text:c="10"/>'Content-Type': `multipart/form-data; boundary=${formData._boundary}`,</text:p>
      <text:p text:style-name="P2"><text:s text:c="10"/>'Authorization': `Bearer ${JWT}`</text:p>
      <text:p text:style-name="P2"><text:s text:c="8"/>}</text:p>
      <text:p text:style-name="P2"><text:s text:c="6"/>});</text:p>
      <text:p text:style-name="P2"><text:s text:c="6"/>console.log(res.data);</text:p>
      <text:p text:style-name="P2"><text:s text:c="4"/>} catch (error) {</text:p>
      <text:p text:style-name="P2"><text:s text:c="6"/>console.log(error);</text:p>
      <text:p text:style-name="P2"><text:s text:c="4"/>}</text:p>
      <text:p text:style-name="P2">}</text:p>
      <text:p text:style-name="P2">pinFileToIPFS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1:31:00.005541157</meta:creation-date>
    <dc:date>2024-07-17T01:34:47.043344513</dc:date>
    <meta:editing-duration>PT3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148" meta:character-count="3404" meta:non-whitespace-character-count="3165"/>
  </office:meta>
</office:document-meta>
</file>